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Lohit Hindi" svg:font-family="'Lohit Hind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2.125in" style:rel-column-width="21424*"/>
    </style:style>
    <style:style style:name="Table1.B" style:family="table-column">
      <style:table-column-properties style:column-width="4.375in" style:rel-column-width="44111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5in" table:align="margins" style:writing-mode="lr-tb"/>
    </style:style>
    <style:style style:name="Table18.A" style:family="table-column">
      <style:table-column-properties style:column-width="2.125in" style:rel-column-width="21424*"/>
    </style:style>
    <style:style style:name="Table18.B" style:family="table-column">
      <style:table-column-properties style:column-width="4.375in" style:rel-column-width="44111*"/>
    </style:style>
    <style:style style:name="Table18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background-color="#aea79f" fo:padding="0.0382in" fo:border="0.05pt solid #000000">
        <style:background-image/>
      </style:table-cell-properties>
    </style:style>
    <style:style style:name="Table19" style:family="table">
      <style:table-properties style:width="6.5in" table:align="margins" style:writing-mode="lr-tb"/>
    </style:style>
    <style:style style:name="Table19.A" style:family="table-column">
      <style:table-column-properties style:column-width="6.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5in" table:align="margins" style:writing-mode="lr-tb"/>
    </style:style>
    <style:style style:name="Table20.A" style:family="table-column">
      <style:table-column-properties style:column-width="2.125in" style:rel-column-width="21424*"/>
    </style:style>
    <style:style style:name="Table20.B" style:family="table-column">
      <style:table-column-properties style:column-width="4.375in" style:rel-column-width="44111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2.125in" style:rel-column-width="21424*"/>
    </style:style>
    <style:style style:name="Table3.B" style:family="table-column">
      <style:table-column-properties style:column-width="4.375in" style:rel-column-width="44111*"/>
    </style:style>
    <style:style style:name="Table3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aea79f" fo:padding="0.0382in" fo:border="0.05pt solid #000000">
        <style:background-image/>
      </style:table-cell-properties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6.5in" style:rel-column-width="65535*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2.125in" style:rel-column-width="21424*"/>
    </style:style>
    <style:style style:name="Table2.B" style:family="table-column">
      <style:table-column-properties style:column-width="4.375in" style:rel-column-width="441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2.125in" style:rel-column-width="21424*"/>
    </style:style>
    <style:style style:name="Table5.B" style:family="table-column">
      <style:table-column-properties style:column-width="4.375in" style:rel-column-width="44111*"/>
    </style:style>
    <style:style style:name="Table5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aea79f" fo:padding="0.0382in" fo:border="0.05pt solid #000000">
        <style:background-image/>
      </style:table-cell-properties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2.125in" style:rel-column-width="21424*"/>
    </style:style>
    <style:style style:name="Table7.B" style:family="table-column">
      <style:table-column-properties style:column-width="4.375in" style:rel-column-width="44111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2.125in" style:rel-column-width="21424*"/>
    </style:style>
    <style:style style:name="Table8.B" style:family="table-column">
      <style:table-column-properties style:column-width="4.375in" style:rel-column-width="44111*"/>
    </style:style>
    <style:style style:name="Table8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aea79f" fo:padding="0.0382in" fo:border="0.05pt solid #000000">
        <style:background-image/>
      </style:table-cell-properties>
    </style:style>
    <style:style style:name="Table9" style:family="table">
      <style:table-properties style:width="6.5in" table:align="margins" style:writing-mode="lr-tb"/>
    </style:style>
    <style:style style:name="Table9.A" style:family="table-column">
      <style:table-column-properties style:column-width="6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5in" table:align="margins" style:writing-mode="lr-tb"/>
    </style:style>
    <style:style style:name="Table10.A" style:family="table-column">
      <style:table-column-properties style:column-width="2.125in" style:rel-column-width="21424*"/>
    </style:style>
    <style:style style:name="Table10.B" style:family="table-column">
      <style:table-column-properties style:column-width="4.375in" style:rel-column-width="44111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margins" style:writing-mode="lr-tb"/>
    </style:style>
    <style:style style:name="Table11.A" style:family="table-column">
      <style:table-column-properties style:column-width="2.125in" style:rel-column-width="21424*"/>
    </style:style>
    <style:style style:name="Table11.B" style:family="table-column">
      <style:table-column-properties style:column-width="4.375in" style:rel-column-width="44111*"/>
    </style:style>
    <style:style style:name="Table11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aea79f" fo:padding="0.0382in" fo:border="0.05pt solid #000000">
        <style:background-image/>
      </style:table-cell-properties>
    </style:style>
    <style:style style:name="Table12" style:family="table">
      <style:table-properties style:width="6.5in" table:align="margins" style:writing-mode="lr-tb"/>
    </style:style>
    <style:style style:name="Table12.A" style:family="table-column">
      <style:table-column-properties style:column-width="6.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2.125in" style:rel-column-width="21424*"/>
    </style:style>
    <style:style style:name="Table13.B" style:family="table-column">
      <style:table-column-properties style:column-width="4.375in" style:rel-column-width="4411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5in" table:align="margins" style:writing-mode="lr-tb"/>
    </style:style>
    <style:style style:name="Table14.A" style:family="table-column">
      <style:table-column-properties style:column-width="2.125in" style:rel-column-width="21424*"/>
    </style:style>
    <style:style style:name="Table14.B" style:family="table-column">
      <style:table-column-properties style:column-width="4.375in" style:rel-column-width="44111*"/>
    </style:style>
    <style:style style:name="Table14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aea79f" fo:padding="0.0382in" fo:border="0.05pt solid #000000">
        <style:background-image/>
      </style:table-cell-properties>
    </style:style>
    <style:style style:name="Table16" style:family="table">
      <style:table-properties style:width="6.5in" table:align="margins" style:writing-mode="lr-tb"/>
    </style:style>
    <style:style style:name="Table16.A" style:family="table-column">
      <style:table-column-properties style:column-width="6.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5in" table:align="margins" style:writing-mode="lr-tb"/>
    </style:style>
    <style:style style:name="Table17.A" style:family="table-column">
      <style:table-column-properties style:column-width="2.125in" style:rel-column-width="21424*"/>
    </style:style>
    <style:style style:name="Table17.B" style:family="table-column">
      <style:table-column-properties style:column-width="4.375in" style:rel-column-width="44111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5in" table:align="margins" style:writing-mode="lr-tb"/>
    </style:style>
    <style:style style:name="Table15.A" style:family="table-column">
      <style:table-column-properties style:column-width="2.125in" style:rel-column-width="21424*"/>
    </style:style>
    <style:style style:name="Table15.B" style:family="table-column">
      <style:table-column-properties style:column-width="4.375in" style:rel-column-width="4411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Verdana" fo:font-size="10pt" officeooo:rsid="0023d9bd" officeooo:paragraph-rsid="0026181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fo:font-weight="normal" officeooo:rsid="0025b33f" officeooo:paragraph-rsid="0025b33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1deb0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2049c5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34d11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fo:font-weight="bold" officeooo:paragraph-rsid="001ef86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weight="normal" officeooo:paragraph-rsid="001c259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weight="normal" officeooo:paragraph-rsid="001ef86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weight="normal" officeooo:paragraph-rsid="0034d11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officeooo:rsid="0021d547" officeooo:paragraph-rsid="002ed25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463f3d" style:font-name="Verdana" fo:font-size="10pt" fo:font-weight="bold" officeooo:rsid="0021d547" officeooo:paragraph-rsid="0021d54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463f3d" style:font-name="Verdana" fo:font-size="10pt" fo:font-weight="bold" officeooo:rsid="0034d11e" officeooo:paragraph-rsid="0034d11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Verdana" fo:font-size="10pt" fo:language="en" fo:country="US" fo:font-weight="normal" officeooo:rsid="003c3922" officeooo:paragraph-rsid="003753cc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Verdana" fo:font-size="10pt" fo:language="en" fo:country="US" fo:font-weight="normal" officeooo:rsid="00445d5f" officeooo:paragraph-rsid="00445d5f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15" style:family="paragraph" style:parent-style-name="Heading">
      <style:paragraph-properties fo:text-align="center" style:justify-single-word="false"/>
      <style:text-properties style:font-name="Verdana" fo:font-size="13pt" style:font-size-asian="13pt" style:font-size-complex="13pt"/>
    </style:style>
    <style:style style:name="P16" style:family="paragraph" style:parent-style-name="Heading">
      <style:paragraph-properties fo:text-align="justify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7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1ee985" style:font-size-asian="12pt" style:font-weight-asian="bold" style:font-size-complex="12pt" style:font-weight-complex="bold"/>
    </style:style>
    <style:style style:name="P18" style:family="paragraph" style:parent-style-name="Heading">
      <style:paragraph-properties fo:text-align="justify" style:justify-single-word="false"/>
      <style:text-properties style:font-name="Verdana" fo:font-size="12pt" fo:font-weight="bold" officeooo:rsid="0029220a" officeooo:paragraph-rsid="0029220a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Verdana" fo:font-size="10pt" officeooo:rsid="001a5d1e" officeooo:paragraph-rsid="001a5d1e" style:font-size-asian="10pt" style:font-size-complex="10pt"/>
    </style:style>
    <style:style style:name="P20" style:family="paragraph" style:parent-style-name="Table_20_Contents">
      <style:text-properties style:font-name="Verdana" fo:font-size="10pt" officeooo:rsid="0025b33f" officeooo:paragraph-rsid="0025b33f" style:font-size-asian="10pt" style:font-size-complex="10pt"/>
    </style:style>
    <style:style style:name="P21" style:family="paragraph" style:parent-style-name="Table_20_Contents">
      <style:text-properties style:font-name="Verdana" fo:font-size="10pt" officeooo:rsid="00200738" officeooo:paragraph-rsid="00200738" style:font-size-asian="10pt" style:font-size-complex="10pt"/>
    </style:style>
    <style:style style:name="P22" style:family="paragraph" style:parent-style-name="Table_20_Contents">
      <style:text-properties style:font-name="Verdana" fo:font-size="10pt" officeooo:rsid="0029220a" officeooo:paragraph-rsid="0029220a" style:font-size-asian="10pt" style:font-size-complex="10pt"/>
    </style:style>
    <style:style style:name="P23" style:family="paragraph" style:parent-style-name="Table_20_Contents">
      <style:text-properties style:font-name="Verdana" fo:font-size="10pt" officeooo:rsid="00445d5f" officeooo:paragraph-rsid="00445d5f" style:font-size-asian="8.75pt" style:font-size-complex="10pt"/>
    </style:style>
    <style:style style:name="P24" style:family="paragraph" style:parent-style-name="Table_20_Contents">
      <style:text-properties fo:color="#463f3d" style:font-name="Verdana" fo:font-size="10pt" fo:language="en" fo:country="US" fo:font-weight="normal" officeooo:rsid="00261812" officeooo:paragraph-rsid="00261812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25" style:family="paragraph" style:parent-style-name="Table_20_Contents">
      <style:text-properties fo:color="#463f3d" style:font-name="Verdana" fo:font-size="10pt" fo:language="en" fo:country="US" fo:font-weight="normal" officeooo:rsid="0027b1c1" officeooo:paragraph-rsid="0027b1c1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26" style:family="paragraph" style:parent-style-name="Table_20_Contents">
      <style:text-properties fo:color="#463f3d" style:font-name="Verdana" fo:font-size="10pt" fo:language="en" fo:country="US" fo:font-weight="normal" officeooo:rsid="0027b1c1" officeooo:paragraph-rsid="0029220a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27" style:family="paragraph" style:parent-style-name="Table_20_Contents">
      <style:text-properties fo:color="#463f3d" style:font-name="Verdana" fo:font-size="10pt" fo:language="en" fo:country="US" fo:font-weight="bold" officeooo:rsid="001ef861" officeooo:paragraph-rsid="00261812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28" style:family="paragraph" style:parent-style-name="Table_20_Contents">
      <style:text-properties fo:color="#463f3d" style:font-name="Verdana" fo:font-size="10pt" fo:language="en" fo:country="US" fo:font-weight="bold" officeooo:rsid="001ef861" officeooo:paragraph-rsid="0027b1c1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29" style:family="paragraph" style:parent-style-name="Table_20_Contents">
      <style:text-properties fo:color="#463f3d" style:font-name="Verdana" fo:font-size="10pt" fo:language="en" fo:country="US" fo:font-weight="bold" officeooo:rsid="001ef861" officeooo:paragraph-rsid="0029220a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30" style:family="paragraph" style:parent-style-name="Standard">
      <style:paragraph-properties fo:margin-top="0.0472in" fo:margin-bottom="0in" loext:contextual-spacing="false" style:line-height-at-least="0.0693in" fo:text-align="justify" style:justify-single-word="false"/>
      <style:text-properties fo:color="#000000" style:font-name="Verdana" fo:font-size="10pt" fo:language="en" fo:country="US" officeooo:rsid="0023d9bd" officeooo:paragraph-rsid="00409c74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923ad" officeooo:paragraph-rsid="003923ad" style:font-size-asian="10pt" style:font-weight-asian="normal" style:font-size-complex="10pt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923ad" officeooo:paragraph-rsid="003c3922" style:font-size-asian="10pt" style:font-weight-asian="normal" style:font-size-complex="10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c3922" officeooo:paragraph-rsid="003c3922" style:font-size-asian="10pt" style:font-weight-asian="normal" style:font-size-complex="10pt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d22a3" officeooo:paragraph-rsid="003d22a3" style:font-size-asian="10pt" style:font-weight-asian="normal" style:font-size-complex="10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3d9bd" officeooo:paragraph-rsid="001deb0d" style:font-size-asian="10pt" style:font-weight-asian="normal" style:font-size-complex="10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3d9bd" officeooo:paragraph-rsid="0023d9bd" style:font-size-asian="10pt" style:font-weight-asian="normal" style:font-size-complex="10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fcd34" officeooo:paragraph-rsid="002fcd34" style:font-size-asian="10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1deb0d" officeooo:paragraph-rsid="001deb0d" style:font-size-asian="10pt" style:font-weight-asian="normal" style:font-size-complex="10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61812" officeooo:paragraph-rsid="00261812" style:font-size-asian="10pt" style:font-weight-asian="normal" style:font-size-complex="10pt" style:font-weight-complex="normal"/>
    </style:style>
    <style:style style:name="P40" style:family="paragraph" style:parent-style-name="Standard" style:list-style-name="WWNum2">
      <style:paragraph-properties fo:margin-top="0in" fo:margin-bottom="0.0835in" loext:contextual-spacing="false" fo:line-height="100%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3d22a3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1" style:family="paragraph" style:parent-style-name="Standard" style:list-style-name="WWNum2">
      <style:paragraph-properties fo:margin-top="0in" fo:margin-bottom="0.0835in" loext:contextual-spacing="false" fo:line-height="100%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1a5d1e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2" style:family="paragraph" style:parent-style-name="Standard" style:list-style-name="WWNum2">
      <style:paragraph-properties fo:margin-top="0in" fo:margin-bottom="0.0835in" loext:contextual-spacing="false" fo:line-height="100%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3d22a3" officeooo:paragraph-rsid="00472495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3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4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23d9bd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5" style:family="paragraph" style:parent-style-name="Standard" style:list-style-name="L2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officeooo:rsid="002fcd34" officeooo:paragraph-rsid="002fcd34"/>
    </style:style>
    <style:style style:name="P46" style:family="paragraph" style:parent-style-name="Standard" style:list-style-name="L2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style:font-name="Verdana" fo:font-size="10pt" officeooo:rsid="002fcd34" officeooo:paragraph-rsid="002fcd34" style:font-size-asian="10pt" style:font-size-complex="10pt"/>
    </style:style>
    <style:style style:name="P47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1deb0d" officeooo:paragraph-rsid="0029220a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48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434545" officeooo:paragraph-rsid="00434545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49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29220a" officeooo:paragraph-rsid="0029220a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50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1c2592" style:font-size-asian="12pt" style:font-weight-asian="bold" style:font-size-complex="12pt" style:font-weight-complex="bold"/>
    </style:style>
    <style:style style:name="P51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29220a" style:font-size-asian="12pt" style:font-weight-asian="bold" style:font-size-complex="12pt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3ec8bb" officeooo:paragraph-rsid="003ec8bb" style:font-size-asian="8.75pt" style:font-weight-asian="normal" style:font-size-complex="10pt" style:font-weight-complex="normal"/>
    </style:style>
    <style:style style:name="P53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29220a" officeooo:paragraph-rsid="003ec8bb" style:font-size-asian="8.75pt" style:font-weight-asian="normal" style:font-size-complex="10pt" style:font-weight-complex="normal"/>
    </style:style>
    <style:style style:name="P54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29220a" officeooo:paragraph-rsid="0029220a" style:font-size-asian="8.75pt" style:font-weight-asian="normal" style:font-size-complex="10pt" style:font-weight-complex="normal"/>
    </style:style>
    <style:style style:name="P55" style:family="paragraph" style:parent-style-name="Heading_20_3" style:list-style-name="WWNum1" style:master-page-name="Standard">
      <style:paragraph-properties fo:margin-top="0.1665in" fo:margin-bottom="0.0835in" loext:contextual-spacing="false" fo:text-align="center" style:justify-single-word="false" style:page-number="auto"/>
      <style:text-properties style:font-name="Verdana" fo:font-size="15pt" officeooo:paragraph-rsid="001c2592" style:font-size-asian="15pt" style:font-size-complex="15pt"/>
    </style:style>
    <style:style style:name="P56" style:family="paragraph" style:parent-style-name="Table_20_Contents" style:list-style-name="L3">
      <style:text-properties style:font-name="Verdana" fo:font-size="10pt" officeooo:rsid="0025b33f" officeooo:paragraph-rsid="0025b33f" style:font-size-asian="10pt" style:font-size-complex="10pt"/>
    </style:style>
    <style:style style:name="P57" style:family="paragraph" style:parent-style-name="Table_20_Contents" style:list-style-name="L4">
      <style:text-properties style:font-name="Verdana" fo:font-size="10pt" officeooo:rsid="0025b33f" officeooo:paragraph-rsid="0025b33f" style:font-size-asian="10pt" style:font-size-complex="10pt"/>
    </style:style>
    <style:style style:name="P58" style:family="paragraph" style:parent-style-name="Table_20_Contents" style:list-style-name="L3">
      <style:text-properties style:font-name="Verdana" fo:font-size="10pt" officeooo:rsid="00261812" officeooo:paragraph-rsid="00261812" style:font-size-asian="10pt" style:font-size-complex="10pt"/>
    </style:style>
    <style:style style:name="P59" style:family="paragraph" style:parent-style-name="Table_20_Contents" style:list-style-name="L6">
      <style:text-properties style:font-name="Verdana" fo:font-size="10pt" officeooo:rsid="00261812" officeooo:paragraph-rsid="00261812" style:font-size-asian="10pt" style:font-size-complex="10pt"/>
    </style:style>
    <style:style style:name="P60" style:family="paragraph" style:parent-style-name="Table_20_Contents" style:list-style-name="L7">
      <style:text-properties style:font-name="Verdana" fo:font-size="10pt" officeooo:rsid="00261812" officeooo:paragraph-rsid="00261812" style:font-size-asian="10pt" style:font-size-complex="10pt"/>
    </style:style>
    <style:style style:name="P61" style:family="paragraph" style:parent-style-name="Table_20_Contents" style:list-style-name="L4">
      <style:text-properties style:font-name="Verdana" fo:font-size="10pt" officeooo:rsid="00325eb7" officeooo:paragraph-rsid="00325eb7" style:font-size-asian="10pt" style:font-size-complex="10pt"/>
    </style:style>
    <style:style style:name="P62" style:family="paragraph" style:parent-style-name="Table_20_Contents" style:list-style-name="L5">
      <style:text-properties style:font-name="Verdana" fo:font-size="10pt" officeooo:rsid="0027b1c1" officeooo:paragraph-rsid="0027b1c1" style:font-size-asian="10pt" style:font-size-complex="10pt"/>
    </style:style>
    <style:style style:name="P63" style:family="paragraph" style:parent-style-name="Table_20_Contents" style:list-style-name="L6">
      <style:text-properties style:font-name="Verdana" fo:font-size="10pt" officeooo:rsid="0027b1c1" officeooo:paragraph-rsid="0027b1c1" style:font-size-asian="10pt" style:font-size-complex="10pt"/>
    </style:style>
    <style:style style:name="P64" style:family="paragraph" style:parent-style-name="Table_20_Contents" style:list-style-name="L5">
      <style:text-properties style:font-name="Verdana" fo:font-size="10pt" officeooo:rsid="002ff3fd" officeooo:paragraph-rsid="002ff3fd" style:font-size-asian="10pt" style:font-size-complex="10pt"/>
    </style:style>
    <style:style style:name="P65" style:family="paragraph" style:parent-style-name="Table_20_Contents" style:list-style-name="L9">
      <style:text-properties style:font-name="Verdana" fo:font-size="10pt" officeooo:rsid="0029220a" officeooo:paragraph-rsid="0029220a" style:font-size-asian="10pt" style:font-size-complex="10pt"/>
    </style:style>
    <style:style style:name="P66" style:family="paragraph" style:parent-style-name="Table_20_Contents">
      <style:text-properties style:font-name="Verdana" fo:font-size="10pt" officeooo:rsid="002a4334" officeooo:paragraph-rsid="002b8677" style:font-size-asian="10pt" style:font-size-complex="10pt"/>
    </style:style>
    <style:style style:name="P67" style:family="paragraph" style:parent-style-name="Table_20_Contents">
      <style:text-properties style:font-name="Verdana" fo:font-size="10pt" officeooo:rsid="002a4334" officeooo:paragraph-rsid="002a4334" style:font-size-asian="10pt" style:font-size-complex="10pt"/>
    </style:style>
    <style:style style:name="P68" style:family="paragraph" style:parent-style-name="Table_20_Contents">
      <style:text-properties style:font-name="Verdana" fo:font-size="10pt" officeooo:rsid="0044ef5d" officeooo:paragraph-rsid="0044ef5d" style:font-size-asian="10pt" style:font-size-complex="10pt"/>
    </style:style>
    <style:style style:name="T1" style:family="text">
      <style:text-properties fo:color="#463f3d"/>
    </style:style>
    <style:style style:name="T2" style:family="text">
      <style:text-properties fo:color="#463f3d" fo:font-size="11pt" style:font-size-asian="11pt" style:font-size-complex="11pt"/>
    </style:style>
    <style:style style:name="T3" style:family="text">
      <style:text-properties fo:color="#463f3d" fo:font-size="10pt" style:font-size-asian="10pt" style:font-size-complex="10pt"/>
    </style:style>
    <style:style style:name="T4" style:family="text">
      <style:text-properties fo:color="#463f3d" fo:font-size="10pt" officeooo:rsid="0021d547" style:font-size-asian="10pt" style:font-size-complex="10pt"/>
    </style:style>
    <style:style style:name="T5" style:family="text">
      <style:text-properties fo:color="#463f3d" fo:font-size="10pt" officeooo:rsid="0023d9bd" style:font-size-asian="10pt" style:font-size-complex="10pt"/>
    </style:style>
    <style:style style:name="T6" style:family="text">
      <style:text-properties fo:color="#463f3d" fo:font-size="10pt" officeooo:rsid="0027b1c1" style:font-size-asian="10pt" style:font-size-complex="10pt"/>
    </style:style>
    <style:style style:name="T7" style:family="text">
      <style:text-properties fo:color="#463f3d" fo:font-size="10pt" officeooo:rsid="0034d11e" style:font-size-asian="10pt" style:font-size-complex="10pt"/>
    </style:style>
    <style:style style:name="T8" style:family="text">
      <style:text-properties fo:color="#463f3d" officeooo:rsid="001ef861"/>
    </style:style>
    <style:style style:name="T9" style:family="text">
      <style:text-properties fo:color="#463f3d" officeooo:rsid="0023d9bd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25b33f" style:font-size-asian="10pt" style:font-size-complex="10pt"/>
    </style:style>
    <style:style style:name="T12" style:family="text">
      <style:text-properties fo:color="#000000" style:font-name="Verdana" fo:font-size="10pt" fo:language="en" fo:country="US" fo:font-weight="normal" officeooo:rsid="00200738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3" style:family="text">
      <style:text-properties fo:color="#000000" style:font-name="Verdana" fo:font-size="10pt" fo:language="en" fo:country="US" fo:font-weight="normal" officeooo:rsid="00230158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4" style:family="text">
      <style:text-properties fo:color="#000000" style:font-name="Verdana" fo:font-size="10pt" fo:language="en" fo:country="US" fo:font-weight="normal" officeooo:rsid="0026a33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5" style:family="text">
      <style:text-properties fo:color="#000000" style:font-name="Verdana" fo:font-size="10pt" fo:language="en" fo:country="US" fo:font-weight="normal" officeooo:rsid="002bd476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6" style:family="text">
      <style:text-properties fo:color="#000000" style:font-name="Verdana" fo:font-size="10pt" fo:language="en" fo:country="US" fo:font-weight="normal" officeooo:rsid="002da07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7" style:family="text">
      <style:text-properties fo:color="#000000" style:font-name="Verdana" fo:font-size="10pt" fo:language="en" fo:country="US" fo:font-weight="normal" officeooo:rsid="002ed25b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8" style:family="text">
      <style:text-properties fo:color="#000000" style:font-name="Verdana" fo:font-size="10pt" fo:language="en" fo:country="US" fo:font-weight="normal" officeooo:rsid="002fcd34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9" style:family="text">
      <style:text-properties fo:color="#000000" style:font-name="Verdana" fo:font-size="10pt" fo:language="en" fo:country="US" fo:font-weight="normal" officeooo:rsid="003879f7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20" style:family="text">
      <style:text-properties fo:color="#000000" style:font-name="Verdana" fo:font-size="10pt" fo:language="en" fo:country="US" fo:font-weight="normal" officeooo:rsid="003d22a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21" style:family="text">
      <style:text-properties fo:color="#000000" style:font-name="Verdana" fo:language="en" fo:country="US" fo:font-weight="normal" officeooo:rsid="00230158" style:font-name-asian="DejaVu Sans" style:language-asian="en" style:country-asian="US" style:font-weight-asian="normal" style:font-name-complex="DejaVu Sans" style:language-complex="en" style:country-complex="US" style:font-weight-complex="normal"/>
    </style:style>
    <style:style style:name="T22" style:family="text">
      <style:text-properties fo:color="#000000" fo:language="en" fo:country="US" style:font-name-asian="DejaVu Sans" style:language-asian="en" style:country-asian="US" style:font-name-complex="DejaVu Sans" style:language-complex="en" style:country-complex="US"/>
    </style:style>
    <style:style style:name="T23" style:family="text">
      <style:text-properties fo:color="#000000" fo:language="en" fo:country="US" officeooo:rsid="003d22a3" style:font-name-asian="DejaVu Sans" style:language-asian="en" style:country-asian="US" style:font-name-complex="DejaVu Sans" style:language-complex="en" style:country-complex="US"/>
    </style:style>
    <style:style style:name="T24" style:family="text">
      <style:text-properties fo:color="#000000" fo:language="en" fo:country="US" officeooo:rsid="003ec8bb" style:font-name-asian="DejaVu Sans" style:language-asian="en" style:country-asian="US" style:font-name-complex="DejaVu Sans" style:language-complex="en" style:country-complex="US"/>
    </style:style>
    <style:style style:name="T25" style:family="text">
      <style:text-properties officeooo:rsid="0027b1c1"/>
    </style:style>
    <style:style style:name="T26" style:family="text">
      <style:text-properties officeooo:rsid="0029220a"/>
    </style:style>
    <style:style style:name="T27" style:family="text">
      <style:text-properties officeooo:rsid="002a4334"/>
    </style:style>
    <style:style style:name="T28" style:family="text">
      <style:text-properties officeooo:rsid="002ff3fd"/>
    </style:style>
    <style:style style:name="T29" style:family="text">
      <style:text-properties officeooo:rsid="003c3922"/>
    </style:style>
    <style:style style:name="T30" style:family="text">
      <style:text-properties officeooo:rsid="003d22a3"/>
    </style:style>
    <style:style style:name="T31" style:family="text">
      <style:text-properties officeooo:rsid="003ec8bb"/>
    </style:style>
    <style:style style:name="T32" style:family="text">
      <style:text-properties officeooo:rsid="00434545"/>
    </style:style>
    <style:style style:name="T33" style:family="text">
      <style:text-properties officeooo:rsid="00463236"/>
    </style:style>
    <style:style style:name="T34" style:family="text">
      <style:text-properties officeooo:rsid="004711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13499722250919762" text:style-name="WWNum1">
        <text:list-item>
          <text:list>
            <text:list-item>
              <text:list>
                <text:list-item>
                  <text:p text:style-name="P55">Mr. Ovidiu Miron</text:p>
                </text:list-item>
              </text:list>
            </text:list-item>
          </text:list>
        </text:list-item>
      </text:list>
      <text:p text:style-name="P15">Software Developer</text:p>
      <text:p text:style-name="P50">Contact inform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6">email</text:p>
          </table:table-cell>
          <table:table-cell table:style-name="Table15.B1" office:value-type="string">
            <text:p text:style-name="P68">hello@omiron.ro</text:p>
          </table:table-cell>
        </table:table-row>
        <table:table-row>
          <table:table-cell table:style-name="Table15.A2" office:value-type="string">
            <text:p text:style-name="P67">web site</text:p>
          </table:table-cell>
          <table:table-cell table:style-name="Table15.B2" office:value-type="string">
            <text:p text:style-name="P68"><text:span text:style-name="T33">w</text:span>ww.omiron.ro</text:p>
          </table:table-cell>
        </table:table-row>
      </table:table>
      <text:p text:style-name="P51">Summary</text:p>
      <text:list xml:id="list1840165561599172114" text:style-name="WWNum2">
        <text:list-item>
          <text:p text:style-name="P40"><text:span text:style-name="T30">Specialities: </text:span><text:s/>Python, C++, Go, <text:span text:style-name="T30">Linux;</text:span></text:p>
        </text:list-item>
        <text:list-item>
          <text:p text:style-name="P41">Expert design patterns, OOP, re-factoring;</text:p>
        </text:list-item>
        <text:list-item>
          <text:p text:style-name="P43">Senior Developer/Team Lead with extensive experience in server side application;</text:p>
        </text:list-item>
        <text:list-item>
          <text:p text:style-name="P42">Very good <text:span text:style-name="T34">knowledge</text:span> of networking/virtualisation;</text:p>
        </text:list-item>
        <text:list-item>
          <text:p text:style-name="P44">Good knowledge of the project methodologies.</text:p>
        </text:list-item>
      </text:list>
      <text:p text:style-name="P16">Skills Overview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Operating systems</text:p>
          </table:table-cell>
          <table:table-cell table:style-name="Table1.B1" office:value-type="string">
            <text:p text:style-name="P19">Linux, Windows</text:p>
          </table:table-cell>
        </table:table-row>
        <table:table-row>
          <table:table-cell table:style-name="Table1.A4" office:value-type="string">
            <text:p text:style-name="P19">Languages</text:p>
          </table:table-cell>
          <table:table-cell table:style-name="Table1.B4" office:value-type="string">
            <text:p text:style-name="P19">Python, <text:span text:style-name="T32">C, </text:span>C++, Go, C#</text:p>
          </table:table-cell>
        </table:table-row>
        <table:table-row>
          <table:table-cell table:style-name="Table1.A4" office:value-type="string">
            <text:p text:style-name="P19">Framework/Libraries</text:p>
          </table:table-cell>
          <table:table-cell table:style-name="Table1.B4" office:value-type="string">
            <text:p text:style-name="P19">Celery, Flask, Zope, SQLAlchemy, Jinja<text:span text:style-name="T27">, </text:span>STL</text:p>
          </table:table-cell>
        </table:table-row>
        <table:table-row>
          <table:table-cell table:style-name="Table1.A4" office:value-type="string">
            <text:p text:style-name="P19">Databases</text:p>
          </table:table-cell>
          <table:table-cell table:style-name="Table1.B4" office:value-type="string">
            <text:p text:style-name="P19">MySQL, PostgreSQL, Sqlite, MongoDB, <text:span text:style-name="T29">Redis</text:span></text:p>
          </table:table-cell>
        </table:table-row>
      </table:table>
      <text:p text:style-name="P17">Career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"><text:span text:style-name="T7">September</text:span><text:span text:style-name="T3"> 2014 – </text:span><text:span text:style-name="T7">Present</text:span><text:span text:style-name="T2"> </text:span></text:p>
          </table:table-cell>
          <table:table-cell table:style-name="Table18.B1" office:value-type="string">
            <text:p text:style-name="P12">Software Developer Ammeon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3">Python and Puppet developer, working on orchestration and development tools for HA and virtual machines.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">Key tasks</text:p>
          </table:table-cell>
          <table:table-cell table:style-name="Table20.B1" office:value-type="string">
            <text:list xml:id="list2967676094320813182" text:style-name="L1">
              <text:list-item>
                <text:p text:style-name="P31">Write/Review code</text:p>
              </text:list-item>
              <text:list-item>
                <text:p text:style-name="P32">Analysis/design modules</text:p>
              </text:list-item>
              <text:list-item>
                <text:p text:style-name="P33">Testing</text:p>
              </text:list-item>
            </text:list>
          </table:table-cell>
        </table:table-row>
        <table:table-row>
          <table:table-cell table:style-name="Table20.A2" office:value-type="string">
            <text:p text:style-name="P5">Used languages</text:p>
          </table:table-cell>
          <table:table-cell table:style-name="Table20.B2" office:value-type="string">
            <text:list xml:id="list131518124405264" text:continue-numbering="true" text:style-name="L1">
              <text:list-item>
                <text:p text:style-name="P31">Python, <text:span text:style-name="T29">Puppet</text:span></text:p>
              </text:list-item>
            </text:list>
          </table:table-cell>
        </table:table-row>
        <table:table-row>
          <table:table-cell table:style-name="Table20.A2" office:value-type="string">
            <text:p text:style-name="P5">Libraries/Frameworks</text:p>
          </table:table-cell>
          <table:table-cell table:style-name="Table20.B2" office:value-type="string">
            <text:list xml:id="list131517551009707" text:continue-numbering="true" text:style-name="L1">
              <text:list-item>
                <text:p text:style-name="P33">KVM, VirtualBox</text:p>
              </text:list-item>
              <text:list-item>
                <text:p text:style-name="P31">Veritas Cluster Server</text:p>
              </text:list-item>
              <text:list-item>
                <text:p text:style-name="P34">Open Stack, Fuel</text:p>
              </text:list-item>
            </text:list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pan text:style-name="T4">July</text:span><text:span text:style-name="T3"> 201</text:span><text:span text:style-name="T4">2</text:span><text:span text:style-name="T3"> – </text:span><text:span text:style-name="T4">August</text:span><text:span text:style-name="T3"> 2014</text:span><text:span text:style-name="T2"> </text:span></text:p>
          </table:table-cell>
          <table:table-cell table:style-name="Table3.B1" office:value-type="string">
            <text:p text:style-name="P11">Team Leader Madrivo Media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pan text:style-name="T12">I </text:span><text:span text:style-name="T20">created</text:span><text:span text:style-name="T15"> a complex </text:span><text:span text:style-name="T18">email media platform</text:span><text:span text:style-name="T16"> supporting a high <text:s/>traffic of emails per seconds </text:span><text:span text:style-name="T19">with </text:span><text:span text:style-name="T16">minimum human intervention </text:span><text:span text:style-name="T17">and an accurate feedback</text:span><text:span text:style-name="T16">. The design involved </text:span><text:span text:style-name="T13">multi-process, multi-threads, green threads, </text:span><text:span text:style-name="T14">interaction with databases </text:span><text:span text:style-name="T20">and</text:span><text:span text:style-name="T14"> </text:span><text:span text:style-name="T20">email protocols.</text:span><text:span text:style-name="T13"> The projects used Kamban methodology.</text:span><text:span text:style-name="T21"> 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Key tasks</text:p>
          </table:table-cell>
          <table:table-cell table:style-name="Table2.B1" office:value-type="string">
            <text:list xml:id="list131517358611621" text:continue-numbering="true" text:style-name="L1">
              <text:list-item>
                <text:p text:style-name="P35">Implement/Review code</text:p>
              </text:list-item>
              <text:list-item>
                <text:p text:style-name="P37">Responsible for the <text:s/>architecture of the system</text:p>
              </text:list-item>
              <text:list-item>
                <text:p text:style-name="P38">Write unit tests</text:p>
              </text:list-item>
              <text:list-item>
                <text:p text:style-name="P36">Interview candidates for developed positions.</text:p>
              </text:list-item>
            </text:list>
          </table:table-cell>
        </table:table-row>
        <table:table-row>
          <table:table-cell table:style-name="Table2.A2" office:value-type="string">
            <text:p text:style-name="P3">Used languages</text:p>
          </table:table-cell>
          <table:table-cell table:style-name="Table2.B2" office:value-type="string">
            <text:list xml:id="list131517084203966" text:continue-numbering="true" text:style-name="L1">
              <text:list-item>
                <text:p text:style-name="P38">Python</text:p>
              </text:list-item>
              <text:list-item>
                <text:p text:style-name="P39">C++</text:p>
              </text:list-item>
            </text:list>
          </table:table-cell>
        </table:table-row>
        <table:table-row>
          <table:table-cell table:style-name="Table2.A2" office:value-type="string">
            <text:p text:style-name="P3">Libraries/Frameworks</text:p>
          </table:table-cell>
          <table:table-cell table:style-name="Table2.B2" office:value-type="string">
            <text:list xml:id="list131516794298587" text:continue-numbering="true" text:style-name="L1">
              <text:list-item>
                <text:p text:style-name="P36">Twisted</text:p>
              </text:list-item>
              <text:list-item>
                <text:p text:style-name="P36">Zope</text:p>
              </text:list-item>
              <text:list-item>
                <text:p text:style-name="P36"><text:soft-page-break/>Celery</text:p>
              </text:list-item>
              <text:list-item>
                <text:p text:style-name="P36">Flask</text:p>
              </text:list-item>
              <text:list-item>
                <text:p text:style-name="P36">SQLAlchemy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<text:span text:style-name="T5">September</text:span><text:span text:style-name="T3"> 20</text:span><text:span text:style-name="T5">08</text:span><text:span text:style-name="T3"> – </text:span><text:span text:style-name="T5">July</text:span><text:span text:style-name="T3"> 201</text:span><text:span text:style-name="T6">2</text:span><text:span text:style-name="T2"> </text:span></text:p>
          </table:table-cell>
          <table:table-cell table:style-name="Table5.B1" office:value-type="string">
            <text:p text:style-name="P6"><text:span text:style-name="T8">Team Lead</text:span><text:span text:style-name="T1">, </text:span><text:span text:style-name="T9">Media Sat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span text:style-name="T22">I </text:span><text:span text:style-name="T23">led</text:span><text:span text:style-name="T22"> the development process for </text:span><text:span text:style-name="T23">creating a SMS gateway. </text:span><text:span text:style-name="T24">The platform supports intesive traffic and hight protection again faults.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Key tasks</text:p>
          </table:table-cell>
          <table:table-cell table:style-name="Table7.B1" office:value-type="string">
            <text:list xml:id="list454926277316359960" text:style-name="L2">
              <text:list-item>
                <text:p text:style-name="P45"><text:span text:style-name="T11">R</text:span><text:span text:style-name="T10">esponsible for the architecture of the platform</text:span></text:p>
              </text:list-item>
              <text:list-item>
                <text:p text:style-name="P46">Implement and review code</text:p>
              </text:list-item>
            </text:list>
          </table:table-cell>
        </table:table-row>
        <table:table-row>
          <table:table-cell table:style-name="Table7.A2" office:value-type="string">
            <text:p text:style-name="P2">Used <text:s/>languages</text:p>
          </table:table-cell>
          <table:table-cell table:style-name="Table7.B2" office:value-type="string">
            <text:list xml:id="list6485133013047088129" text:style-name="L3">
              <text:list-item>
                <text:p text:style-name="P56">Python</text:p>
              </text:list-item>
              <text:list-item>
                <text:p text:style-name="P58">C++</text:p>
              </text:list-item>
              <text:list-item>
                <text:p text:style-name="P56">C#</text:p>
              </text:list-item>
            </text:list>
          </table:table-cell>
        </table:table-row>
        <table:table-row>
          <table:table-cell table:style-name="Table7.A2" office:value-type="string">
            <text:p text:style-name="P4">Libraries/Frameworks</text:p>
          </table:table-cell>
          <table:table-cell table:style-name="Table7.B2" office:value-type="string">
            <text:list xml:id="list6352215033306261337" text:style-name="L4">
              <text:list-item>
                <text:p text:style-name="P57">Celery</text:p>
              </text:list-item>
              <text:list-item>
                <text:p text:style-name="P61">SQLAlchemy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February 2006-<text:span text:style-name="T25">August 2008</text:span></text:p>
          </table:table-cell>
          <table:table-cell table:style-name="Table8.B1" office:value-type="string">
            <text:p text:style-name="P27">Software developer, <text:span text:style-name="T25">Macadamian Technologies</text:span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30"><text:span text:style-name="T28">I worked</text:span> <text:span text:style-name="T28">on a Nortel SIP project with the main focus on the SIP engine and the testing framework. The methodology used in the project was Agile.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0">Key tasks</text:p>
          </table:table-cell>
          <table:table-cell table:style-name="Table10.B1" office:value-type="string">
            <text:list xml:id="list4293848518768107160" text:style-name="L5">
              <text:list-item>
                <text:p text:style-name="P62">Fix bugs</text:p>
              </text:list-item>
              <text:list-item>
                <text:p text:style-name="P62">Develop SIP feature</text:p>
              </text:list-item>
              <text:list-item>
                <text:p text:style-name="P64">Create test </text:p>
              </text:list-item>
            </text:list>
          </table:table-cell>
        </table:table-row>
        <table:table-row>
          <table:table-cell table:style-name="Table10.A2" office:value-type="string">
            <text:p text:style-name="P20">Used languages</text:p>
          </table:table-cell>
          <table:table-cell table:style-name="Table10.B2" office:value-type="string">
            <text:list xml:id="list1811836263210142781" text:style-name="L6">
              <text:list-item>
                <text:p text:style-name="P59">C++</text:p>
              </text:list-item>
              <text:list-item>
                <text:p text:style-name="P63">Python</text:p>
              </text:list-item>
            </text:list>
          </table:table-cell>
        </table:table-row>
        <table:table-row>
          <table:table-cell table:style-name="Table10.A2" office:value-type="string">
            <text:p text:style-name="P20">Libraries/Framework<text:span text:style-name="T26">s</text:span></text:p>
          </table:table-cell>
          <table:table-cell table:style-name="Table10.B2" office:value-type="string">
            <text:list xml:id="list3176981965381272373" text:style-name="L7">
              <text:list-item>
                <text:p text:style-name="P60">STL</text:p>
              </text:list-item>
              <text:list-item>
                <text:p text:style-name="P60">Dialogic SDK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5">May 2002-February 2006</text:p>
          </table:table-cell>
          <table:table-cell table:style-name="Table11.B1" office:value-type="string">
            <text:p text:style-name="P28">Software developer, Mediatel Data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I implemented telephony applications in C++, being involved in all the phases of the project: from the analysis part to the instalation at the customer's site. The project methodology: Agile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>Key task</text:p>
          </table:table-cell>
          <table:table-cell table:style-name="Table13.B1" office:value-type="string">
            <text:list xml:id="list2395823405410168320" text:style-name="L8">
              <text:list-item>
                <text:p text:style-name="P47">Fixed bugs and added featur<text:span text:style-name="T26">es</text:span></text:p>
              </text:list-item>
              <text:list-item>
                <text:p text:style-name="P48">Testing</text:p>
              </text:list-item>
            </text:list>
          </table:table-cell>
        </table:table-row>
        <table:table-row>
          <table:table-cell table:style-name="Table13.A2" office:value-type="string">
            <text:p text:style-name="P22">Used languages</text:p>
          </table:table-cell>
          <table:table-cell table:style-name="Table13.B2" office:value-type="string">
            <text:list xml:id="list131516691095442" text:continue-numbering="true" text:style-name="L8">
              <text:list-item>
                <text:p text:style-name="P49">C++</text:p>
              </text:list-item>
            </text:list>
          </table:table-cell>
        </table:table-row>
        <table:table-row>
          <table:table-cell table:style-name="Table13.A2" office:value-type="string">
            <text:p text:style-name="P22">Libraries/Frameworks</text:p>
          </table:table-cell>
          <table:table-cell table:style-name="Table13.B2" office:value-type="string">
            <text:list xml:id="list131516505738187" text:continue-numbering="true" text:style-name="L8">
              <text:list-item>
                <text:p text:style-name="P49">Dialogic SDK</text:p>
              </text:list-item>
              <text:list-item>
                <text:p text:style-name="P49">STL</text:p>
              </text:list-item>
              <text:list-item>
                <text:p text:style-name="P49">MFC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6">October 2000-April 2002</text:p>
          </table:table-cell>
          <table:table-cell table:style-name="Table14.B1" office:value-type="string">
            <text:p text:style-name="P29"><text:span text:style-name="T26">Software developer, </text:span>Visiodent Logiciels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3">I fixed bugs/added features for the main product, a CRM with extended functionality used by the dentists. Project methodology: Agile.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2">Key tasks</text:p>
          </table:table-cell>
          <table:table-cell table:style-name="Table17.B1" office:value-type="string">
            <text:list xml:id="list6727128095814786590" text:style-name="L9">
              <text:list-item>
                <text:p text:style-name="P65">Fix bugs and added feature</text:p>
              </text:list-item>
            </text:list>
          </table:table-cell>
        </table:table-row>
        <table:table-row>
          <table:table-cell table:style-name="Table17.A2" office:value-type="string">
            <text:p text:style-name="P22">Used languages</text:p>
          </table:table-cell>
          <table:table-cell table:style-name="Table17.B2" office:value-type="string">
            <text:list xml:id="list131517671415125" text:continue-numbering="true" text:style-name="L9">
              <text:list-item>
                <text:p text:style-name="P65">C++</text:p>
              </text:list-item>
            </text:list>
          </table:table-cell>
        </table:table-row>
        <table:table-row>
          <table:table-cell table:style-name="Table17.A2" office:value-type="string">
            <text:p text:style-name="P22">Libraries/Frameworks</text:p>
          </table:table-cell>
          <table:table-cell table:style-name="Table17.B2" office:value-type="string">
            <text:list xml:id="list131516640757621" text:continue-numbering="true" text:style-name="L9">
              <text:list-item>
                <text:p text:style-name="P65">MFC</text:p>
              </text:list-item>
            </text:list>
          </table:table-cell>
        </table:table-row>
      </table:table>
      <text:p text:style-name="P18">Education</text:p>
      <text:list xml:id="list3862353763680210634" text:style-name="L10">
        <text:list-item>
          <text:p text:style-name="P52"><text:a xlink:type="simple" xlink:href="https://training.mirantis.com/verify/certificate/status/YlkUpdg7wkBOGwgBiJ0wPQ/200-225-847" text:style-name="Internet_20_link" text:visited-style-name="Visited_20_Internet_20_Link">Mirantis Certified Administrator for OpenStack Professional Level (MCA200)</text:a></text:p>
        </text:list-item>
        <text:list-item>
          <text:p text:style-name="P53">Project Manager, Project Management MZT865, 2008-2009</text:p>
        </text:list-item>
        <text:list-item>
          <text:p text:style-name="P54">Graduate Degree in Computer Science, 19<text:span text:style-name="T31">9</text:span>6-2000, Faculty of Mathematic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Lohit Hindi" svg:font-family="'Lohit Hind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>
        <style:tab-stops>
          <style:tab-stop style:position="0.5in"/>
        </style:tab-stops>
      </style:paragraph-properties>
      <style:text-properties fo:color="#000000" style:font-name="Times" fo:font-family="Times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</meta:initial-creator>
    <dc:language>en</dc:language>
    <dc:date>2016-06-15T13:15:16.359513465</dc:date>
    <meta:editing-cycles>22</meta:editing-cycles>
    <meta:editing-duration>PT12H59M51S</meta:editing-duration>
    <meta:generator>LibreOffice/5.0.6.3$Linux_X86_64 LibreOffice_project/00m0$Build-3</meta:generator>
    <meta:document-statistic meta:table-count="20" meta:image-count="0" meta:object-count="0" meta:page-count="2" meta:paragraph-count="104" meta:word-count="454" meta:character-count="2932" meta:non-whitespace-character-count="2619"/>
  </office:meta>
</office:document-meta>
</file>